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.29cm" fo:min-width="2.04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draw:transform="skewX (-0.00401425727958696) translate (7.223cm 5.44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807.3607557567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4-08T18:11:26.155000000</meta:creation-date>
    <dc:date>2024-04-08T18:14:37.758000000</dc:date>
    <meta:editing-duration>PT3M13S</meta:editing-duration>
    <meta:editing-cycles>1</meta:editing-cycles>
    <meta:document-statistic meta:object-count="1"/>
    <meta:generator>LibreOffice/6.1.2.1$Windows_X86_64 LibreOffice_project/65905a128db06ba48db947242809d14d3f9a93fe</meta:generator>
  </office:meta>
</office:document-meta>
</file>